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2ed5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"/>
      <text:p text:style-name="P4">Presentació assignatura</text:p>
      <text:p text:style-name="P6">Comentem web assignatura</text:p>
      <text:p text:style-name="P7">Comentem unitats </text:p>
      <text:list xml:id="list2709876919418336201" text:style-name="L1">
        <text:list-item>
          <text:p text:style-name="P9">1.1 Circuit elèctric</text:p>
        </text:list-item>
        <text:list-item>
          <text:p text:style-name="P9">1.2 Llei d'ohm</text:p>
        </text:list-item>
        <text:list-item>
          <text:p text:style-name="P9">2 Seguretat</text:p>
        </text:list-item>
        <text:list-item>
          <text:p text:style-name="P9">3 Sèrie paral·lel </text:p>
        </text:list-item>
      </text:list>
      <text:p text:style-name="P6"/>
      <text:p text:style-name="P6"/>
      <text:p text:style-name="P3">Di<text:span text:style-name="T3">jous</text:span><text:tab/><text:tab/><text:tab/><text:tab/>2<text:span text:style-name="T3">6</text:span>/09/2<text:span text:style-name="T1">4</text:span></text:p>
      <text:p text:style-name="P5"/>
      <text:p text:style-name="P10">Comentem </text:p>
      <text:list xml:id="list8773794640100217825" text:style-name="L2">
        <text:list-item>
          <text:p text:style-name="P11"><text:span text:style-name="T4">Unitat 4</text:span></text:p>
        </text:list-item>
        <text:list-item>
          <text:p text:style-name="P11"><text:span text:style-name="T4">Programa de simulació Cade Simu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5T10:19:21.565254663</dc:date>
    <meta:editing-duration>PT40M20S</meta:editing-duration>
    <meta:editing-cycles>42</meta:editing-cycles>
    <meta:document-statistic meta:table-count="0" meta:image-count="0" meta:object-count="0" meta:page-count="1" meta:paragraph-count="13" meta:word-count="39" meta:character-count="239" meta:non-whitespace-character-count="211"/>
  </office:meta>
</office:document-meta>
</file>